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C" style:family="table-column">
      <style:table-column-properties style:column-width="4.251cm" style:rel-column-width="16384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tegic Thinking Skills Oreilly online course</text:p>
      <text:p text:style-name="Standard"/>
      <text:p text:style-name="Standard">To see forest and tree in the same time.</text:p>
      <text:p text:style-name="Standard"/>
      <text:p text:style-name="Standard">Thinking</text:p>
      <text:list xml:id="list8414485209346275632" text:style-name="L1">
        <text:list-item>
          <text:p text:style-name="P1">critical</text:p>
        </text:list-item>
        <text:list-item>
          <text:p text:style-name="P1">system</text:p>
        </text:list-item>
        <text:list-item>
          <text:p text:style-name="P1">design</text:p>
        </text:list-item>
        <text:list-item>
          <text:p text:style-name="P1">strategy</text:p>
        </text:list-item>
      </text:list>
      <text:p text:style-name="Standard"/>
      <text:p text:style-name="Standard">Strategic </text:p>
      <text:p text:style-name="Standard">The key to that value is people</text:p>
      <text:p text:style-name="Standard">Focusing on what matters, connect idead, be adaptice </text:p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float" office:value="1">
            <text:p text:style-name="Table_20_Contents">1</text:p>
          </table:table-cell>
          <table:table-cell table:style-name="Table1.A1" office:value-type="float" office:value="2">
            <text:p text:style-name="Table_20_Contents">2</text:p>
          </table:table-cell>
          <table:table-cell table:style-name="Table1.A1" office:value-type="float" office:value="3">
            <text:p text:style-name="Table_20_Contents">3</text:p>
          </table:table-cell>
          <table:table-cell table:style-name="Table1.D1" office:value-type="float" office:value="4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yes</text:p>
          </table:table-cell>
          <table:table-cell table:style-name="Table1.D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0T18:04:05.17</meta:creation-date>
    <dc:date>2020-09-10T18:24:05.35</dc:date>
    <meta:editing-duration>PT19M59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27" meta:word-count="56" meta:character-count="261"/>
  </office:meta>
</office:document-meta>
</file>